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bb342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officeooo:paragraph-rsid="01cfb878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officeooo:paragraph-rsid="01d37c42" fo:hyphenate="false" fo:hyphenation-remain-char-count="2" fo:hyphenation-push-char-count="2" loext:hyphenation-no-caps="false"/>
    </style:style>
    <style:style style:name="P20" style:family="paragraph" style:parent-style-name="Standard">
      <style:text-properties officeooo:paragraph-rsid="01c34300"/>
    </style:style>
    <style:style style:name="P21" style:family="paragraph" style:parent-style-name="Standard">
      <style:text-properties officeooo:paragraph-rsid="01c45041"/>
    </style:style>
    <style:style style:name="P22" style:family="paragraph" style:parent-style-name="Standard">
      <style:text-properties officeooo:paragraph-rsid="01d4a1ee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style:font-name="Liberation Sans1" fo:font-style="italic" officeooo:rsid="05fe4687" officeooo:paragraph-rsid="01c1e12e" style:font-style-asian="italic" style:font-style-complex="italic"/>
    </style:style>
    <style:style style:name="P26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7" style:family="paragraph" style:parent-style-name="Standard">
      <style:text-properties style:font-name="Liberation Sans1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8" style:family="paragraph" style:parent-style-name="Standard">
      <style:text-properties style:font-name="Liberation Sans1" officeooo:paragraph-rsid="01c34300"/>
    </style:style>
    <style:style style:name="P2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9ee40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text-properties style:font-name="Liberation Sans1" fo:font-size="12pt" fo:font-weight="bold" officeooo:paragraph-rsid="0186bed5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text-properties style:font-name="Liberation Sans1" fo:font-weight="bold" style:font-weight-asian="bold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loext:opacity="100%" fo:font-size="12pt" fo:font-weight="bold" officeooo:rsid="01d4221e" style:font-weight-asian="bold" style:font-weight-complex="bold"/>
    </style:style>
    <style:style style:name="T29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font-name="Liberation Sans1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1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1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1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1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1" fo:font-size="12pt" fo:language="nl" fo:country="NL" fo:font-weight="normal" officeooo:rsid="01dd0ab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1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1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1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loext:opacity="100%" style:font-name="Liberation Sans1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loext:opacity="100%" style:font-name="Liberation Sans1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style:text-line-through-style="none" style:text-line-through-type="none" style:font-name="Liberation Sans1" fo:font-size="12pt" style:text-underline-style="none" style:font-name-asian="DejaVu Sans" style:font-size-asian="12pt" style:font-size-complex="12pt"/>
    </style:style>
    <style:style style:name="T49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officeooo:rsid="01d37c42"/>
    </style:style>
    <style:style style:name="T51" style:family="text">
      <style:text-properties officeooo:rsid="01d4221e"/>
    </style:style>
    <style:style style:name="T52" style:family="text">
      <style:text-properties fo:font-weight="bold" officeooo:rsid="01d4221e" style:font-weight-asian="bold" style:font-weight-complex="bold"/>
    </style:style>
    <style:style style:name="T53" style:family="text">
      <style:text-properties fo:font-weight="bold" officeooo:rsid="01d37c42" style:font-weight-asian="bold" style:font-weight-complex="bold"/>
    </style:style>
    <style:style style:name="T54" style:family="text">
      <style:text-properties style:font-name="Liberation Sans1" officeooo:rsid="01a8235f"/>
    </style:style>
    <style:style style:name="T55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Liberation Sans1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Liberation Sans1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1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style:font-name="Liberation Sans1" fo:font-weight="normal" style:font-weight-asian="normal" style:font-weight-complex="normal"/>
    </style:style>
    <style:style style:name="T61" style:family="text">
      <style:text-properties style:font-name="Liberation Sans1" officeooo:rsid="01dd0ab8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30">C</text:span></text:span><text:span text:style-name="Strong_20_Emphasis"><text:span text:style-name="T29">hecklist voor </text:span></text:span><text:span text:style-name="Strong_20_Emphasis"><text:span text:style-name="T31">de installatie </text:span></text:span><text:span text:style-name="Strong_20_Emphasis"><text:span text:style-name="T29">van </text:span></text:span><text:reference-mark-start text:name="Distributie"/><text:span text:style-name="Strong_20_Emphasis"><text:span text:style-name="T40">Debian</text:span></text:span><text:reference-mark-end text:name="Distributie"/><text:span text:style-name="Strong_20_Emphasis"><text:span text:style-name="T32"> </text:span></text:span><text:reference-mark-start text:name="Versie"/><text:span text:style-name="T61">11</text:span><text:reference-mark-end text:name="Versie"/><text:span text:style-name="Strong_20_Emphasis"><text:span text:style-name="T7"> </text:span></text:span><text:span text:style-name="Strong_20_Emphasis"><text:span text:style-name="T8">LTS</text:span></text:span><text:span text:style-name="Strong_20_Emphasis"><text:span text:style-name="T9"> </text:span></text:span><text:reference-mark-start text:name="Editie"/><text:span text:style-name="Strong_20_Emphasis"><text:span text:style-name="T35">desktop</text:span></text:span><text:reference-mark-end text:name="Editie"/><text:span text:style-name="Strong_20_Emphasis"><text:span text:style-name="T36"> </text:span></text:span><text:span text:style-name="Strong_20_Emphasis"><text:span text:style-name="T29">op </text:span></text:span><text:reference-mark-start text:name="Computernaam"/><text:span text:style-name="Strong_20_Emphasis"><text:span text:style-name="T37">pc-van-h</text:span></text:span><text:span text:style-name="Strong_20_Emphasis"><text:span text:style-name="T38">ugo</text:span></text:span><text:reference-mark-end text:name="Computernaam"/><text:span text:style-name="T39">.</text:span></text:p>
      <text:p text:style-name="P2"><text:span text:style-name="Citation"><text:span text:style-name="T27"/></text:span></text:p>
      <text:p text:style-name="P3"><text:span text:style-name="T13">Kijk op</text:span><text:span text:style-name="T29"> </text:span><text:a xlink:type="simple" xlink:href="https://karelzimmer.nl/" text:style-name="Internet_20_link" text:visited-style-name="Visited_20_Internet_20_Link"><text:span text:style-name="Internet_20_link"><text:span text:style-name="T55">karelzimmer.nl</text:span></text:span></text:a><text:span text:style-name="T29"> </text:span><text:span text:style-name="T14">voor</text:span><text:span text:style-name="T15"> </text:span><text:span text:style-name="T49">deze en andere </text:span><text:span text:style-name="T16">checklists, scripts, en overige bestanden.</text:span></text:p>
      <text:p text:style-name="P23"/>
      <text:p text:style-name="P25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17"/></text:span></text:p>
      <text:p text:style-name="P13"><text:span text:style-name="Definition"><text:span text:style-name="T57">g</text:span></text:span><text:span text:style-name="Definition"><text:span text:style-name="T56">ebruiker</text:span></text:span><text:span text:style-name="T29"><text:tab/><text:tab/><text:tab/><text:tab/></text:span><text:span text:style-name="User_20_Entry"><text:span text:style-name="T46">Hugo</text:span></text:span></text:p>
      <text:p text:style-name="P14"><text:span text:style-name="Definition"><text:span text:style-name="T57">g</text:span></text:span><text:span text:style-name="Definition"><text:span text:style-name="T56">ebruikersnaam<text:tab/></text:span></text:span><text:span text:style-name="User_20_Entry"><text:span text:style-name="T46">hugo</text:span></text:span></text:p>
      <text:p text:style-name="P15"><text:span text:style-name="Definition"><text:span text:style-name="T57">c</text:span></text:span><text:span text:style-name="Definition"><text:span text:style-name="T56">omputernaam<text:tab/><text:tab/></text:span></text:span><text:span text:style-name="User_20_Entry"><text:span text:style-name="T45"><text:reference-ref text:reference-format="text" text:ref-name="Computernaam">pc-van-hugo</text:reference-ref></text:span></text:span></text:p>
      <text:p text:style-name="P14"><text:span text:style-name="Definition"><text:span text:style-name="T57">o</text:span></text:span><text:span text:style-name="Definition"><text:span text:style-name="T58">pstartmenu</text:span></text:span><text:span text:style-name="T29"><text:tab/><text:tab/><text:tab/></text:span><text:span text:style-name="User_20_Entry"><text:span text:style-name="T46">F</text:span></text:span><text:span text:style-name="User_20_Entry"><text:span text:style-name="T47">9</text:span></text:span></text:p>
      <text:p text:style-name="P14"><text:span text:style-name="Definition"><text:span text:style-name="T57">i</text:span></text:span><text:span text:style-name="Definition"><text:span text:style-name="T58">nstellingen</text:span></text:span><text:span text:style-name="T29"><text:tab/><text:tab/><text:tab/></text:span><text:span text:style-name="User_20_Entry"><text:span text:style-name="T47">F10</text:span></text:span></text:p>
      <text:p text:style-name="P7"><text:span text:style-name="Definition"><text:span text:style-name="T59"/></text:span></text:p>
      <text:p text:style-name="P9"/>
      <text:list xml:id="list412947122" text:style-name="L1">
        <text:list-item>
          <text:p text:style-name="P32">Installatie voorbereiden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0"><text:span text:style-name="Strong_20_Emphasis"><text:span text:style-name="T20"><text:s/></text:span></text:span><text:span text:style-name="Strong_20_Emphasis"><text:span text:style-name="T25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21">Volg</text:span></text:span><text:span text:style-name="Strong_20_Emphasis"><text:span text:style-name="T20">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Debian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6"><text:span text:style-name="Strong_20_Emphasis"><text:span text:style-name="T26"/></text:span></text:p>
      <text:p text:style-name="P10"/>
      <text:list xml:id="list161210427352774" text:continue-numbering="true" text:style-name="L1">
        <text:list-item>
          <text:p text:style-name="P33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0"><text:s/></text:span></text:span><text:span text:style-name="Strong_20_Emphasis"><text:span text:style-name="T25"><draw:control text:anchor-type="as-char" draw:z-index="3" draw:name="Vorm2" draw:style-name="gr1" draw:text-style-name="P3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1">Volg</text:span></text:span><text:span text:style-name="Strong_20_Emphasis"><text:span text:style-name="T20">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Debian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11"/>
      <text:p text:style-name="P12"/>
      <text:list xml:id="list161210530499177" text:continue-numbering="true" text:style-name="L1">
        <text:list-item>
          <text:p text:style-name="P30">Installatie afronden</text:p>
        </text:list-item>
      </text:list>
      <text:p text:style-name="P8"><text:span text:style-name="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20"><text:s/></text:span></text:span><text:span text:style-name="Strong_20_Emphasis"><text:span text:style-name="T25"><draw:control text:anchor-type="as-char" draw:z-index="1" draw:name="Vorm3" draw:style-name="gr1" draw:text-style-name="P34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1">Volg</text:span></text:span><text:span text:style-name="Strong_20_Emphasis"><text:span text:style-name="T20">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Debian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24"/>
      <text:p text:style-name="P26"/>
      <text:list xml:id="list161211051895433" text:continue-numbering="true" text:style-name="L1">
        <text:list-item>
          <text:p text:style-name="P31">Gebruiker inrichten</text:p>
        </text:list-item>
      </text:list>
      <text:p text:style-name="P8"><text:span text:style-name="Emphasis"><text:span text:style-name="T48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0"><text:span text:style-name="Strong_20_Emphasis"><text:span text:style-name="T20"><text:s/></text:span></text:span><text:span text:style-name="Strong_20_Emphasis"><text:span text:style-name="T25"><draw:control text:anchor-type="as-char" draw:z-index="2" draw:name="Vorm4" draw:style-name="gr1" draw:text-style-name="P34" svg:width="0.35cm" svg:height="0.35cm" draw:control="control3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21">Volg</text:span></text:span><text:span text:style-name="Strong_20_Emphasis"><text:span text:style-name="T20">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Debian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8"/>
          </table:table-cell>
          <table:table-cell table:style-name="_34_._5f_Gebruiker_5f_inrichten.A1" office:value-type="string">
            <text:p text:style-name="P18"/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2"><text:span text:style-name="Strong_20_Emphasis"><text:span text:style-name="T20"><text:s/></text:span></text:span><text:span text:style-name="Strong_20_Emphasis"><text:span text:style-name="T25"><draw:control text:anchor-type="as-char" draw:z-index="4" draw:name="Vorm4_0" draw:style-name="gr1" draw:text-style-name="P34" svg:width="0.35cm" svg:height="0.35cm" draw:control="control5"/></text:span></text:span></text:p>
          </table:table-cell>
          <table:table-cell table:style-name="_34_._5f_Gebruiker_5f_inrichten.A1" office:value-type="string">
            <text:p text:style-name="P19"><text:span text:style-name="T50">Voeg opstarttoepassing </text:span><text:span text:style-name="T51">toe met </text:span><text:span text:style-name="T52">Naam</text:span><text:span text:style-name="T51"> '</text:span><text:span text:style-name="T50">Start VM hugowin732' </text:span><text:span text:style-name="T51">en </text:span><text:span text:style-name="T28">O</text:span><text:span text:style-name="T53">pdracht</text:span><text:span text:style-name="T50"> '/home/hugo/kz vm hugowin732.sh'.</text:span></text:p>
          </table:table-cell>
        </table:table-row>
      </table:table>
      <text:p text:style-name="P24"/>
      <text:p text:style-name="P27"/>
      <text:p text:style-name="P4"><text:span text:style-name="T10">E</text:span><text:span text:style-name="T11">inde c</text:span><text:span text:style-name="T9">hecklist, </text:span><text:span text:style-name="T12">d</text:span><text:span text:style-name="T9">e</text:span><text:span text:style-name="T41"> installatie van </text:span><text:span text:style-name="T41"><text:reference-ref text:reference-format="text" text:ref-name="Distributie">Debian</text:reference-ref></text:span><text:span text:style-name="T41"><text:s/></text:span><text:span text:style-name="T42"><text:reference-ref text:reference-format="text" text:ref-name="Versie">11</text:reference-ref></text:span><text:span text:style-name="T7"><text:s/></text:span><text:span text:style-name="T8">LTS</text:span><text:span text:style-name="T41"> </text:span><text:span text:style-name="T41"><text:reference-ref text:reference-format="text" text:ref-name="Editie">desktop</text:reference-ref></text:span><text:span text:style-name="T41"><text:s/></text:span><text:span text:style-name="T43">op </text:span><text:span text:style-name="T43"><text:reference-ref text:reference-format="text" text:ref-name="Computernaam">pc-van-hugo</text:reference-ref></text:span><text:span text:style-name="T43"><text:s/></text:span><text:span text:style-name="T41">is voltooid.<text:line-break/><text:line-break/></text:span><text:span text:style-name="T44">Geschreven</text:span><text:span text:style-name="T18"> door Karel Zimmer</text:span><text:span text:style-name="Strong_20_Emphasis"><text:span text:style-name="T19"> &lt;</text:span></text:span><text:a xlink:type="simple" xlink:href="mailto:info@karelzimmer.nl" text:style-name="Internet_20_link" text:visited-style-name="Visited_20_Internet_20_Link"><text:span text:style-name="Strong_20_Emphasis"><text:span text:style-name="T60">info@karelzimmer.nl</text:span></text:span></text:a><text:span text:style-name="Strong_20_Emphasis"><text:span text:style-name="T19">&gt;</text:span></text:span><text:span text:style-name="T1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2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-van-hugo</text:file-name><text:tab/><text:date style:data-style-name="N36" text:date-value="2022-02-13T16:12:09.697813396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6:12:09.563063169</dc:date>
    <meta:printed-by>Karel Zimmer</meta:printed-by>
    <meta:print-date>2012-07-13T13:55:28</meta:print-date>
    <meta:keyword>Installatie</meta:keyword>
    <meta:keyword>Checklist</meta:keyword>
    <meta:keyword>Linux</meta:keyword>
    <meta:editing-cycles>3050</meta:editing-cycles>
    <meta:editing-duration>P7DT6H44M48S</meta:editing-duration>
    <dc:creator>Karel Zimmer</dc:creator>
    <meta:document-statistic meta:table-count="4" meta:image-count="0" meta:object-count="0" meta:page-count="1" meta:paragraph-count="25" meta:word-count="131" meta:character-count="999" meta:non-whitespace-character-count="877"/>
    <meta:user-defined meta:name="Info 1"/>
    <meta:user-defined meta:name="Info 2"/>
    <meta:user-defined meta:name="Info 3"/>
    <meta:user-defined meta:name="Info 4"/>
  </office:meta>
</office:document-meta>
</file>